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70000007093A4E91C.bmp" manifest:media-type=""/>
  <manifest:file-entry manifest:full-path="Pictures/100000000000017600000044B7DC7F75.bmp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52%" draw:contrast="74%" draw:gamma="80%" draw:red="0%" draw:green="0%" draw:blue="0%" fo:clip="rect(0cm, 0.414cm, 0cm, 0.22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94cm, 0.675cm, 0.241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0.16cm"/>
    </style:style>
    <style:style style:name="co1" style:family="table-column">
      <style:table-column-properties style:column-width="0.732cm" style:use-optimal-column-width="false"/>
    </style:style>
    <style:style style:name="co2" style:family="table-column">
      <style:table-column-properties style:column-width="0.931cm" style:use-optimal-column-width="false"/>
    </style:style>
    <style:style style:name="co3" style:family="table-column">
      <style:table-column-properties style:column-width="0.932cm" style:use-optimal-column-width="false"/>
    </style:style>
    <style:style style:name="ro1" style:family="table-row">
      <style:table-row-properties style:row-height="0.848cm"/>
    </style:style>
    <style:style style:name="ro2" style:family="table-row">
      <style:table-row-properties style:row-height="0.849cm"/>
    </style:style>
    <style:style style:name="ce1" style:family="table-cell">
      <loext:graphic-properties draw:fill="solid" draw:fill-color="#ffffff" style:repeat="repeat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3" style:family="table-cell">
      <loext:graphic-properties draw:fill="solid" draw:fill-color="#ffffff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Sans Narrow" fo:font-size="12pt" style:font-size-asian="12pt" style:font-size-complex="12pt"/>
    </style:style>
    <style:style style:name="ce4" style:family="table-cell">
      <loext:graphic-properties draw:fill="solid" draw:fill-color="#ffffff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Liberation Sans Narrow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style:font-name="Liberation Sans Narrow" fo:font-size="9.60000038146973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Liberation Sans Narrow" fo:font-size="12pt" style:font-size-asian="12pt" style:font-size-complex="12pt"/>
    </style:style>
    <style:style style:name="T2" style:family="text">
      <style:text-properties style:font-name="Liberation Sans Narrow2" fo:font-size="12pt" style:font-name-asian="Liberation Sans Narrow2" style:font-size-asian="12pt" style:font-name-complex="Liberation Sans Narrow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6.318cm" svg:height="1.696cm" svg:x="1.27cm" svg:y="3.385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">D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  <table:table-cell table:style-name="ce3">
                <text:p text:style-name="P1"><text:span text:style-name="T1">+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T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 table:style-name="ce4"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.959cm" svg:height="0.492cm" svg:x="-1.111cm" svg:y="0.722cm">
          <draw:text-box>
            <text:p text:style-name="P2"><text:span text:style-name="T1">LC3</text:span></text:p>
          </draw:text-box>
        </draw:frame>
        <draw:frame draw:style-name="gr1" draw:text-style-name="P3" draw:layer="layout" svg:width="1.959cm" svg:height="0.492cm" svg:x="0cm" svg:y="2.286cm">
          <draw:text-box>
            <text:p text:style-name="P2"><text:span text:style-name="T1">GAPDH</text:span></text:p>
          </draw:text-box>
        </draw:frame>
        <draw:frame draw:style-name="gr2" draw:text-style-name="P4" draw:layer="layout" svg:width="5.588cm" svg:height="1.248cm" svg:x="2.032cm" svg:y="1.975cm">
          <draw:image xlink:href="Pictures/100000000000017600000044B7DC7F75.bmp" xlink:type="simple" xlink:show="embed" xlink:actuate="onLoad">
            <text:p/>
          </draw:image>
        </draw:frame>
        <draw:frame draw:style-name="gr3" draw:text-style-name="P4" draw:layer="layout" svg:width="5.587cm" svg:height="1.778cm" svg:x="2.032cm" svg:y="0cm">
          <draw:image xlink:href="Pictures/10000000000001770000007093A4E91C.bmp" xlink:type="simple" xlink:show="embed" xlink:actuate="onLoad">
            <text:p/>
          </draw:image>
        </draw:frame>
        <draw:frame draw:style-name="gr1" draw:text-style-name="P3" draw:layer="layout" svg:width="1.959cm" svg:height="0.492cm" svg:x="0.001cm" svg:y="0.272cm">
          <draw:text-box>
            <text:p text:style-name="P2"><text:span text:style-name="T1">slow &gt;</text:span></text:p>
          </draw:text-box>
        </draw:frame>
        <draw:frame draw:style-name="gr1" draw:text-style-name="P3" draw:layer="layout" svg:width="1.959cm" svg:height="0.492cm" svg:x="0cm" svg:y="1.064cm">
          <draw:text-box>
            <text:p text:style-name="P2"><text:span text:style-name="T1">fast 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0.1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6999998092651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95cm" fo:margin-bottom="0cm" fo:text-indent="0cm"/>
      <style:text-properties fo:font-size="6.8000001907348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72cm" fo:margin-bottom="0cm" fo:text-indent="0cm"/>
      <style:text-properties fo:font-size="5.8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46cm" fo:margin-bottom="0cm" fo:text-indent="0cm"/>
      <style:text-properties fo:font-size="4.8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699999809265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.62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8cm" svg:x="1cm" svg:y="3.273cm"/>
      <draw:page-thumbnail draw:layer="backgroundobjects" svg:width="8.999cm" svg:height="5.998cm" svg:x="1cm" svg:y="11.849cm"/>
      <draw:page-thumbnail draw:layer="backgroundobjects" svg:width="8.999cm" svg:height="5.998cm" svg:x="1cm" svg:y="20.425cm"/>
      <draw:page-thumbnail draw:layer="backgroundobjects" svg:width="8.999cm" svg:height="5.998cm" svg:x="11cm" svg:y="3.273cm"/>
      <draw:page-thumbnail draw:layer="backgroundobjects" svg:width="8.999cm" svg:height="5.998cm" svg:x="11cm" svg:y="11.849cm"/>
      <draw:page-thumbnail draw:layer="backgroundobjects" svg:width="8.999cm" svg:height="5.998cm" svg:x="11cm" svg:y="20.425cm"/>
    </style:handout-master>
    <style:master-page style:name="Default" style:page-layout-name="PM1" draw:style-name="Mdp1">
      <draw:frame presentation:style-name="Default-title" draw:layer="backgroundobjects" svg:width="6.858cm" svg:height="0.848cm" svg:x="0.38cm" svg:y="0.201cm" presentation:class="title" presentation:placeholder="true">
        <draw:text-box/>
      </draw:frame>
      <draw:frame presentation:style-name="Default-outline1" draw:layer="backgroundobjects" svg:width="6.858cm" svg:height="2.946cm" svg:x="0.38cm" svg:y="1.188cm" presentation:class="outline" presentation:placeholder="true">
        <draw:text-box/>
      </draw:frame>
      <draw:frame presentation:style-name="Mpr1" draw:text-style-name="MP2" draw:layer="backgroundobjects" svg:width="1.775cm" svg:height="0.35cm" svg:x="0.38cm" svg:y="4.6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.415cm" svg:height="0.35cm" svg:x="2.605cm" svg:y="4.62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775cm" svg:height="0.35cm" svg:x="5.463cm" svg:y="4.62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5-28T14:16:36.474429437</meta:creation-date>
    <dc:date>2015-05-30T00:43:35.300651386</dc:date>
    <dc:creator>ayf </dc:creator>
    <meta:editing-duration>PT36M57S</meta:editing-duration>
    <meta:editing-cycles>9</meta:editing-cycles>
    <meta:generator>LibreOffice/4.4.3.2$Linux_X86_64 LibreOffice_project/40m0$Build-2</meta:generator>
    <meta:document-statistic meta:object-count="30"/>
  </office:meta>
</office:document-meta>
</file>